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531cm" fo:margin-left="0cm" table:align="left" style:writing-mode="lr-tb"/>
    </style:style>
    <style:style style:name="Table1.A" style:family="table-column">
      <style:table-column-properties style:column-width="15.531cm"/>
    </style:style>
    <style:style style:name="Table1.A1" style:family="table-cell">
      <style:table-cell-properties style:vertical-align="bottom" fo:padding="0.071cm" fo:border="0.75pt solid #cccccc"/>
    </style:style>
    <style:style style:name="Table1.A3" style:family="table-cell">
      <style:table-cell-properties style:vertical-align="bottom" fo:background-color="#ffffff" fo:padding="0.071cm" fo:border="0.75pt solid #cccccc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141823" fo:font-size="10pt" fo:background-color="#ffffff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141823" fo:font-size="10pt" fo:background-color="#ffffff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1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141823" fo:font-size="10pt" fo:background-color="#ffffff" style:font-size-asian="10pt" style:font-size-complex="10pt"/>
    </style:style>
    <style:style style:name="P11" style:family="paragraph" style:parent-style-name="Text_20_body" style:master-page-name="Standard">
      <style:paragraph-properties fo:line-height="115%" style:page-number="auto" fo:break-before="auto" fo:break-after="auto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T1" style:family="text">
      <style:text-properties fo:color="#141823" fo:font-size="10pt" fo:background-color="#ffffff" loext:char-shading-value="0" style:font-size-asian="10pt" style:font-size-complex="10pt"/>
    </style:style>
    <style:style style:name="T2" style:family="text">
      <style:text-properties fo:color="#141823" style:text-line-through-style="none" style:text-line-through-type="none" style:font-name="Arial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docs-internal-guid-c5acfcce-56bf-dcb1-0786-e027f2fcd307"/>how to proof read - change typeface to something horrible, like comic sans.</text:p>
      <text:p text:style-name="Text_20_body"><text:line-break/><text:span text:style-name="T1">Timetable will include:</text:span></text:p>
      <text:p text:style-name="P1"><text:span text:style-name="T1">when I will give the first/second draft of my thesis</text:span></text:p>
      <text:p text:style-name="P1"><text:span text:style-name="T1">When I will have written various sections of everything</text:span></text:p>
      <text:p text:style-name="P1"><text:span text:style-name="T1">When the research will be concluded.</text:span></text:p>
      <text:p text:style-name="P2"/>
      <text:p text:style-name="P1"><text:span text:style-name="T1">Git structure: - to begin with, make a reasonably complete list of things to be reported on or explained. - write a paragraph of why what and how you will do each of these sections</text:span></text:p>
      <text:p text:style-name="P2">Thesis</text:p>
      <text:list xml:id="list5862079344821455995" text:style-name="LS1">
        <text:list-item>
          <text:p text:style-name="P10">Abstract</text:p>
        </text:list-item>
        <text:list-item>
          <text:p text:style-name="P10">Contents</text:p>
        </text:list-item>
        <text:list-item>
          <text:p text:style-name="P10">Introduction</text:p>
        </text:list-item>
        <text:list-item>
          <text:p text:style-name="P6"><text:span text:style-name="T1">Literature Review - where did the problem come from? what is already known about this problem? what other methods have been tried to solve this? </text:span></text:p>
        </text:list-item>
      </text:list>
      <text:list xml:id="list7494411180647378822" text:style-name="LS2">
        <text:list-item>
          <text:p text:style-name="P7"><text:span text:style-name="T1">To what extent is the review relevant to the research study? </text:span></text:p>
        </text:list-item>
        <text:list-item>
          <text:p text:style-name="P7"><text:span text:style-name="T1">Has the candidate slipped into “Here is all I know about x”? </text:span></text:p>
        </text:list-item>
        <text:list-item>
          <text:p text:style-name="P7"><text:span text:style-name="T1">Is there evidence of critical appraisal of other work, or is the review just descriptive? </text:span></text:p>
        </text:list-item>
        <text:list-item>
          <text:p text:style-name="P7"><text:span text:style-name="T1">How well has the candidate mastered the technical or theoretical literature? </text:span></text:p>
        </text:list-item>
        <text:list-item>
          <text:p text:style-name="P7"><text:span text:style-name="T1">Does the candidate make the links between the review and his or her methodology explicit? </text:span></text:p>
        </text:list-item>
        <text:list-item>
          <text:p text:style-name="P7"><text:span text:style-name="T1">Is there a summary of the essential features of other work as it relates to this study?</text:span></text:p>
        </text:list-item>
      </text:list>
      <text:list xml:id="list10" text:style-name="LS1">
        <text:list-item>
          <text:p text:style-name="P6"><text:span text:style-name="T1">My research - make it clear that this is my work - emphasise what is original/what I did.</text:span></text:p>
          <text:list>
            <text:list-item>
              <text:p text:style-name="P6"><text:span text:style-name="T1">One option:</text:span></text:p>
              <text:list>
                <text:list-item>
                  <text:p text:style-name="P6"><text:span text:style-name="T1">Materials and Methods</text:span></text:p>
                </text:list-item>
              </text:list>
            </text:list-item>
          </text:list>
        </text:list-item>
      </text:list>
      <text:list xml:id="list260521669151684764" text:style-name="LS3">
        <text:list-item>
          <text:p text:style-name="P8"><text:span text:style-name="T1">What precautions were taken against likely sources of bias? </text:span></text:p>
        </text:list-item>
        <text:list-item>
          <text:p text:style-name="P8"><text:span text:style-name="T1">What are the limitations in the methodology? Is the candidate aware of them? </text:span></text:p>
        </text:list-item>
        <text:list-item>
          <text:p text:style-name="P8"><text:span text:style-name="T1">Is the methodology for data collection appropriate? </text:span></text:p>
        </text:list-item>
        <text:list-item>
          <text:p text:style-name="P8"><text:span text:style-name="T1">Are the techniques used for analysis appropriate? </text:span></text:p>
        </text:list-item>
        <text:list-item>
          <text:p text:style-name="P8"><text:span text:style-name="T1">In the circumstances, has the best methodology been chosen? </text:span></text:p>
        </text:list-item>
        <text:list-item>
          <text:p text:style-name="P8"><text:span text:style-name="T1">Has the candidate given an adequate justification to the methodology?</text:span></text:p>
        </text:list-item>
      </text:list>
      <text:list xml:id="list19" text:style-name="LS1">
        <text:list-item>
          <text:list>
            <text:list-item>
              <text:list>
                <text:list-item>
                  <text:p text:style-name="P10">Theory</text:p>
                </text:list-item>
                <text:list-item>
                  <text:p text:style-name="P6"><text:span text:style-name="T1">Results and discussion</text:span></text:p>
                </text:list-item>
              </text:list>
            </text:list-item>
          </text:list>
        </text:list-item>
      </text:list>
      <text:list xml:id="list4611316837320082538" text:style-name="LS4">
        <text:list-item>
          <text:p text:style-name="P9"><text:span text:style-name="T1">Have the hypotheses in fact been tested? </text:span></text:p>
        </text:list-item>
        <text:list-item>
          <text:p text:style-name="P9"><text:span text:style-name="T1">Do the solutions obtained relate to the questions posed? </text:span></text:p>
        </text:list-item>
        <text:list-item>
          <text:p text:style-name="P9"><text:span text:style-name="T1">Is the level and form of analysis appropriate for the data? </text:span></text:p>
        </text:list-item>
        <text:list-item>
          <text:p text:style-name="P9"><text:span text:style-name="T1">Could the presentation of the results been made clearer? </text:span></text:p>
        </text:list-item>
        <text:list-item>
          <text:p text:style-name="P9"><text:span text:style-name="T1">Are patterns and trends in the results accurately identified and summarized? </text:span></text:p>
        </text:list-item>
        <text:list-item>
          <text:p text:style-name="P9"><text:span text:style-name="T1">Does the software appear to work satisfactorily?</text:span></text:p>
        </text:list-item>
        <text:list-item>
          <text:p text:style-name="P9"><text:span text:style-name="T1">Is the candidate aware of possible limits to confidence/reliability/validity of the work? </text:span></text:p>
        </text:list-item>
        <text:list-item>
          <text:p text:style-name="P9"><text:span text:style-name="T1">Have the main points to emerge from the results been picked up for discussion? </text:span></text:p>
        </text:list-item>
        <text:list-item>
          <text:p text:style-name="P9"><text:span text:style-name="T1">Are there links made to the literature? </text:span></text:p>
        </text:list-item>
        <text:list-item>
          <text:p text:style-name="P9"><text:span text:style-name="T1">Is there evidence of attempts at theory building or reconceptualisation of problems? </text:span></text:p>
        </text:list-item>
        <text:list-item>
          <text:p text:style-name="P9"><text:span text:style-name="T1">Are there speculations? Are they well grounded in the results?</text:span></text:p>
        </text:list-item>
      </text:list>
      <text:list xml:id="list32" text:style-name="LS1">
        <text:list-item>
          <text:list>
            <text:list-item>
              <text:p text:style-name="P6"><text:span text:style-name="T1">Another option:</text:span></text:p>
              <text:list>
                <text:list-item>
                  <text:p text:style-name="P6"><text:span text:style-name="T1">My solution</text:span></text:p>
                </text:list-item>
                <text:list-item>
                  <text:p text:style-name="P6"><text:span text:style-name="T1">How I implemented my solution</text:span></text:p>
                </text:list-item>
                <text:list-item>
                  <text:p text:style-name="P6"><text:span text:style-name="T1">The result</text:span></text:p>
                </text:list-item>
              </text:list>
            </text:list-item>
          </text:list>
        </text:list-item>
        <text:list-item>
          <text:p text:style-name="P6"><text:soft-page-break/><text:span text:style-name="T1">Conclusions and Suggestions for further work</text:span></text:p>
        </text:list-item>
        <text:list-item>
          <text:p text:style-name="P6"><text:span text:style-name="T1">references/apendicies</text:span></text:p>
        </text:list-item>
      </text:list>
      <text:p text:style-name="P2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3">For research - write paper, and then do the research.</text:span></text:p>
          </table:table-cell>
        </table:table-row>
        <table:table-row>
          <table:table-cell table:style-name="Table1.A1" office:value-type="string">
            <text:p text:style-name="P3"><text:span text:style-name="T3">Take a video of your own talk when practicing</text:span></text:p>
          </table:table-cell>
        </table:table-row>
        <table:table-row>
          <table:table-cell table:style-name="Table1.A3" office:value-type="string">
            <text:p text:style-name="P3"><text:span text:style-name="T2">one file per chapter, with a separate reference section for each chapter</text:span></text:p>
          </table:table-cell>
        </table:table-row>
        <table:table-row>
          <table:table-cell table:style-name="Table1.A1" office:value-type="string">
            <text:p text:style-name="P4"/>
          </table:table-cell>
        </table:table-row>
      </table:table>
      <text:p text:style-name="P1"/>
      <text:p text:style-name="P1"><text:span text:style-name="T1">Identify a few broad research areas you are highly interested in.</text:span></text:p>
      <text:p text:style-name="P1"><text:span text:style-name="T1">Identify a few more specific topics within the broad research areas.</text:span></text:p>
      <text:p text:style-name="P1"><text:span text:style-name="T1">Brainstorm and formulate a few interesting research questions based on the identified resarch topics.</text:span></text:p>
      <text:p text:style-name="P1"><text:span text:style-name="T1">Do the literature reading to see whether your research questions of interst have already been answered.</text:span></text:p>
      <text:p text:style-name="P1"><text:span text:style-name="T1">adjust your most promising research questions to the requirements of the literature you read.</text:span></text:p>
      <text:p text:style-name="P1"><text:span text:style-name="T1">Out of the research questions that got to the final round, choose the one that is the most practical and likely to be answered within the limited time frame.</text:span></text:p>
      <text:p text:style-name="P2"/>
      <text:p text:style-name="P1"><text:span text:style-name="T1">A title that clearly conveys the theme of your research project</text:span></text:p>
      <text:p text:style-name="P1"><text:span text:style-name="T1">The main researh question that will be the focus of your research</text:span></text:p>
      <text:p text:style-name="P1"><text:span text:style-name="T1">the explanation of why your research topic is important</text:span></text:p>
      <text:p text:style-name="P1"><text:span text:style-name="T1">a brief literature review showing that you possess relevant knowledge to answer the research question.</text:span></text:p>
      <text:p text:style-name="P1"><text:span text:style-name="T1">a proposed methodology for answering your research question.</text:span></text:p>
      <text:p text:style-name="P1"><text:span text:style-name="T1">time schedule for your research project.</text:span></text:p>
      <text:p text:style-name="P1"/>
      <text:p text:style-name="P1">A draft a day - though that may vary in length</text:p>
      <text:p text:style-name="P1">Don’t do more than 1 draft of the same document( in a day/week?)</text:p>
      <text:p text:style-name="P1"/>
      <text:p text:style-name="P1">Just start to write, and then when you proof read over and over again, and you will realise that the first third/quarter is crap.</text:p>
      <text:p text:style-name="P1"/>
      <text:p text:style-name="P1"><text:a xlink:type="simple" xlink:href="http://www.postgrad.com/editorial/advice/exams/dissertations_and_theses/research_project/">http</text:a><text:a xlink:type="simple" xlink:href="http://www.postgrad.com/editorial/advice/exams/dissertations_and_theses/research_project/">://</text:a><text:a xlink:type="simple" xlink:href="http://www.postgrad.com/editorial/advice/exams/dissertations_and_theses/research_project/">www</text:a><text:a xlink:type="simple" xlink:href="http://www.postgrad.com/editorial/advice/exams/dissertations_and_theses/research_project/">.</text:a><text:a xlink:type="simple" xlink:href="http://www.postgrad.com/editorial/advice/exams/dissertations_and_theses/research_project/">postgrad</text:a><text:a xlink:type="simple" xlink:href="http://www.postgrad.com/editorial/advice/exams/dissertations_and_theses/research_project/">.</text:a><text:a xlink:type="simple" xlink:href="http://www.postgrad.com/editorial/advice/exams/dissertations_and_theses/research_project/">com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editorial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advice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exams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dissertations</text:a><text:a xlink:type="simple" xlink:href="http://www.postgrad.com/editorial/advice/exams/dissertations_and_theses/research_project/">_</text:a><text:a xlink:type="simple" xlink:href="http://www.postgrad.com/editorial/advice/exams/dissertations_and_theses/research_project/">and</text:a><text:a xlink:type="simple" xlink:href="http://www.postgrad.com/editorial/advice/exams/dissertations_and_theses/research_project/">_</text:a><text:a xlink:type="simple" xlink:href="http://www.postgrad.com/editorial/advice/exams/dissertations_and_theses/research_project/">theses</text:a><text:a xlink:type="simple" xlink:href="http://www.postgrad.com/editorial/advice/exams/dissertations_and_theses/research_project/">/</text:a><text:a xlink:type="simple" xlink:href="http://www.postgrad.com/editorial/advice/exams/dissertations_and_theses/research_project/">research</text:a><text:a xlink:type="simple" xlink:href="http://www.postgrad.com/editorial/advice/exams/dissertations_and_theses/research_project/">_</text:a><text:a xlink:type="simple" xlink:href="http://www.postgrad.com/editorial/advice/exams/dissertations_and_theses/research_project/">project</text:a><text:a xlink:type="simple" xlink:href="http://www.postgrad.com/editorial/advice/exams/dissertations_and_theses/research_project/">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3.175cm"/>
      </text:list-level-style-bullet>
      <text:list-level-style-bullet text:level="2" text:style-name="List3Level1" text:bullet-char="-">
        <style:list-level-properties text:space-before="1.905cm" text:min-label-width="3.175cm"/>
      </text:list-level-style-bullet>
      <text:list-level-style-bullet text:level="3" text:style-name="List3Level2" text:bullet-char="-">
        <style:list-level-properties text:space-before="3.492cm" text:min-label-width="2.858cm"/>
      </text:list-level-style-bullet>
      <text:list-level-style-bullet text:level="4" text:style-name="List3Level3" text:bullet-char="-">
        <style:list-level-properties text:space-before="4.445cm" text:min-label-width="3.175cm"/>
      </text:list-level-style-bullet>
      <text:list-level-style-bullet text:level="5" text:style-name="List3Level4" text:bullet-char="-">
        <style:list-level-properties text:space-before="5.715cm" text:min-label-width="3.175cm"/>
      </text:list-level-style-bullet>
      <text:list-level-style-bullet text:level="6" text:style-name="List3Level5" text:bullet-char="-">
        <style:list-level-properties text:space-before="7.302cm" text:min-label-width="2.858cm"/>
      </text:list-level-style-bullet>
      <text:list-level-style-bullet text:level="7" text:style-name="List3Level6" text:bullet-char="-">
        <style:list-level-properties text:space-before="8.255cm" text:min-label-width="3.175cm"/>
      </text:list-level-style-bullet>
      <text:list-level-style-bullet text:level="8" text:style-name="List3Level7" text:bullet-char="-">
        <style:list-level-properties text:space-before="9.525cm" text:min-label-width="3.175cm"/>
      </text:list-level-style-bullet>
      <text:list-level-style-bullet text:level="9" text:style-name="List3Level8" text:bullet-char="-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-">
        <style:list-level-properties text:space-before="0.635cm" text:min-label-width="3.175cm"/>
      </text:list-level-style-bullet>
      <text:list-level-style-bullet text:level="2" text:style-name="List4Level1" text:bullet-char="-">
        <style:list-level-properties text:space-before="1.905cm" text:min-label-width="3.175cm"/>
      </text:list-level-style-bullet>
      <text:list-level-style-bullet text:level="3" text:style-name="List4Level2" text:bullet-char="-">
        <style:list-level-properties text:space-before="3.492cm" text:min-label-width="2.858cm"/>
      </text:list-level-style-bullet>
      <text:list-level-style-bullet text:level="4" text:style-name="List4Level3" text:bullet-char="-">
        <style:list-level-properties text:space-before="4.445cm" text:min-label-width="3.175cm"/>
      </text:list-level-style-bullet>
      <text:list-level-style-bullet text:level="5" text:style-name="List4Level4" text:bullet-char="-">
        <style:list-level-properties text:space-before="5.715cm" text:min-label-width="3.175cm"/>
      </text:list-level-style-bullet>
      <text:list-level-style-bullet text:level="6" text:style-name="List4Level5" text:bullet-char="-">
        <style:list-level-properties text:space-before="7.302cm" text:min-label-width="2.858cm"/>
      </text:list-level-style-bullet>
      <text:list-level-style-bullet text:level="7" text:style-name="List4Level6" text:bullet-char="-">
        <style:list-level-properties text:space-before="8.255cm" text:min-label-width="3.175cm"/>
      </text:list-level-style-bullet>
      <text:list-level-style-bullet text:level="8" text:style-name="List4Level7" text:bullet-char="-">
        <style:list-level-properties text:space-before="9.525cm" text:min-label-width="3.175cm"/>
      </text:list-level-style-bullet>
      <text:list-level-style-bullet text:level="9" text:style-name="List4Level8" text:bullet-char="-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6-01-19T08:59:49.618682155</dc:date>
    <meta:editing-duration>P0D</meta:editing-duration>
    <meta:document-statistic meta:table-count="1" meta:image-count="0" meta:object-count="0" meta:page-count="2" meta:paragraph-count="64" meta:word-count="669" meta:character-count="3918" meta:non-whitespace-character-count="3330"/>
  </office:meta>
</office:document-meta>
</file>